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🏦 Banking Management System (Java)</text:p>
      <text:p text:style-name="Standard"/>
      <text:p text:style-name="Standard">A **Java-based Banking Management System** built using **Object-Oriented Programming** and **Data Structures**. <text:s/></text:p>
      <text:p text:style-name="Standard">It simulates real-world banking operations like account creation, deposit, withdrawal, fund transfer, transaction history, and balance sheet generation.</text:p>
      <text:p text:style-name="Standard"/>
      <text:p text:style-name="Standard">---</text:p>
      <text:p text:style-name="Standard"/>
      <text:p text:style-name="Standard">## 🚀 Features</text:p>
      <text:p text:style-name="Standard">- Create new accounts with unique account numbers.</text:p>
      <text:p text:style-name="Standard">- Deposit &amp; withdraw funds with instant balance updates.</text:p>
      <text:p text:style-name="Standard">- Transfer money between accounts securely.</text:p>
      <text:p text:style-name="Standard">- Maintain transaction history (using ArrayList).</text:p>
      <text:p text:style-name="Standard">- Fast account lookup with HashMap (O(1)).</text:p>
      <text:p text:style-name="Standard">- Generate detailed account statement.</text:p>
      <text:p text:style-name="Standard">- Generate overall bank balance sheet.</text:p>
      <text:p text:style-name="Standard"/>
      <text:p text:style-name="Standard">---</text:p>
      <text:p text:style-name="Standard"/>
      <text:p text:style-name="Standard">## 🛠️ Tech Stack</text:p>
      <text:p text:style-name="Standard">- **Java**</text:p>
      <text:p text:style-name="Standard">- **OOP (Encapsulation, Inheritance, Abstraction)**</text:p>
      <text:p text:style-name="Standard">- **DSA (HashMap, ArrayList, LinkedList)**</text:p>
      <text:p text:style-name="Standard"/>
      <text:p text:style-name="Standard">---</text:p>
      <text:p text:style-name="Standard"/>
      <text:p text:style-name="Standard">## 📂 Project Structu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6T16:07:11.985000000</meta:creation-date>
    <dc:date>2025-08-16T16:07:23.546000000</dc:date>
    <meta:editing-duration>PT12S</meta:editing-duration>
    <meta:editing-cycles>1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9" meta:word-count="109" meta:character-count="779" meta:non-whitespace-character-count="687"/>
  </office:meta>
</office:document-meta>
</file>